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21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22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polygon draw:style-name="gr1" draw:text-style-name="P1" draw:layer="layout" svg:width="0cm" svg:height="0cm" svg:x="6.303cm" svg:y="1.177cm" svg:viewBox="0 0 0 0" draw:points="0,0">
            <text:p/>
          </draw:polygon>
          <draw:polygon draw:style-name="gr2" draw:text-style-name="P1" draw:layer="layout" svg:width="0cm" svg:height="0cm" svg:x="6.602cm" svg:y="1.053cm" svg:viewBox="0 0 0 0" draw:points="0,0">
            <text:p/>
          </draw:polygon>
          <draw:polygon draw:style-name="gr3" draw:text-style-name="P1" draw:layer="layout" svg:width="0cm" svg:height="0cm" svg:x="6.725cm" svg:y="1.176cm" svg:viewBox="0 0 0 0" draw:points="0,0">
            <text:p/>
          </draw:polygon>
          <draw:path draw:style-name="gr4" draw:text-style-name="P1" draw:layer="layout" svg:width="0.121cm" svg:height="0.121cm" svg:x="6.747cm" svg:y="0.904cm" svg:viewBox="0 0 122 122" svg:d="m61 0c34 0 61 27 61 61s-27 61-61 61-61-27-61-61 27-61 61-61z">
            <text:p/>
          </draw:path>
          <draw:polygon draw:style-name="gr5" draw:text-style-name="P1" draw:layer="layout" svg:width="0.848cm" svg:height="0cm" svg:x="5.456cm" svg:y="0.84cm" svg:viewBox="0 0 849 0" draw:points="0,0 849,0">
            <text:p/>
          </draw:polygon>
          <draw:polygon draw:style-name="gr6" draw:text-style-name="P1" draw:layer="layout" svg:width="0.386cm" svg:height="0cm" svg:x="5.915cm" svg:y="1.09cm" svg:viewBox="0 0 387 0" draw:points="0,0 387,0">
            <text:p/>
          </draw:polygon>
          <draw:polygon draw:style-name="gr7" draw:text-style-name="P1" draw:layer="layout" svg:width="0.271cm" svg:height="0cm" svg:x="6.867cm" svg:y="0.972cm" svg:viewBox="0 0 272 0" draw:points="0,0 272,0">
            <text:p/>
          </draw:polygon>
          <draw:path draw:style-name="gr8" draw:text-style-name="P1" draw:layer="layout" svg:width="0.422cm" svg:height="0.422cm" svg:x="6.316cm" svg:y="0.758cm" svg:viewBox="0 0 423 423" svg:d="m211 0c106 0 212 105 212 211s-106 212-212 212h-211v-423z">
            <text:p/>
          </draw:path>
          <draw:polygon draw:style-name="gr9" draw:text-style-name="P1" draw:layer="layout" svg:width="0cm" svg:height="0cm" svg:x="6.316cm" svg:y="0.758cm" svg:viewBox="0 0 0 0" draw:points="0,0">
            <text:p/>
          </draw:polygon>
          <draw:polygon draw:style-name="gr10" draw:text-style-name="P1" draw:layer="layout" svg:width="0cm" svg:height="0cm" svg:x="6.739cm" svg:y="1.181cm" svg:viewBox="0 0 0 0" draw:points="0,0">
            <text:p/>
          </draw:polygon>
          <draw:polygon draw:style-name="gr11" draw:text-style-name="P1" draw:layer="layout" svg:width="0cm" svg:height="0cm" svg:x="6.264cm" svg:y="2.326cm" svg:viewBox="0 0 0 0" draw:points="0,0">
            <text:p/>
          </draw:polygon>
          <draw:polygon draw:style-name="gr12" draw:text-style-name="P1" draw:layer="layout" svg:width="0cm" svg:height="0cm" svg:x="6.563cm" svg:y="2.202cm" svg:viewBox="0 0 0 0" draw:points="0,0">
            <text:p/>
          </draw:polygon>
          <draw:polygon draw:style-name="gr13" draw:text-style-name="P1" draw:layer="layout" svg:width="0cm" svg:height="0cm" svg:x="6.686cm" svg:y="2.325cm" svg:viewBox="0 0 0 0" draw:points="0,0">
            <text:p/>
          </draw:polygon>
          <draw:path draw:style-name="gr14" draw:text-style-name="P1" draw:layer="layout" svg:width="0.121cm" svg:height="0.121cm" svg:x="6.708cm" svg:y="2.053cm" svg:viewBox="0 0 122 122" svg:d="m61 0c34 0 61 27 61 61s-27 61-61 61-61-27-61-61 27-61 61-61z">
            <text:p/>
          </draw:path>
          <draw:polygon draw:style-name="gr15" draw:text-style-name="P1" draw:layer="layout" svg:width="0.386cm" svg:height="0cm" svg:x="5.879cm" svg:y="1.989cm" svg:viewBox="0 0 387 0" draw:points="0,0 387,0">
            <text:p/>
          </draw:polygon>
          <draw:polygon draw:style-name="gr16" draw:text-style-name="P1" draw:layer="layout" svg:width="0.806cm" svg:height="0cm" svg:x="5.456cm" svg:y="2.239cm" svg:viewBox="0 0 807 0" draw:points="0,0 807,0">
            <text:p/>
          </draw:polygon>
          <draw:polygon draw:style-name="gr17" draw:text-style-name="P1" draw:layer="layout" svg:width="0.271cm" svg:height="0cm" svg:x="6.828cm" svg:y="2.121cm" svg:viewBox="0 0 272 0" draw:points="0,0 272,0">
            <text:p/>
          </draw:polygon>
          <draw:path draw:style-name="gr18" draw:text-style-name="P1" draw:layer="layout" svg:width="0.422cm" svg:height="0.422cm" svg:x="6.277cm" svg:y="1.907cm" svg:viewBox="0 0 423 423" svg:d="m211 0c106 0 212 105 212 211s-106 212-212 212h-211v-423z">
            <text:p/>
          </draw:path>
          <draw:polygon draw:style-name="gr19" draw:text-style-name="P1" draw:layer="layout" svg:width="0cm" svg:height="0cm" svg:x="6.277cm" svg:y="1.907cm" svg:viewBox="0 0 0 0" draw:points="0,0">
            <text:p/>
          </draw:polygon>
          <draw:polygon draw:style-name="gr20" draw:text-style-name="P1" draw:layer="layout" svg:width="0cm" svg:height="0cm" svg:x="6.7cm" svg:y="2.33cm" svg:viewBox="0 0 0 0" draw:points="0,0">
            <text:p/>
          </draw:polygon>
          <draw:line draw:style-name="gr21" draw:text-style-name="P2" draw:layer="layout" svg:x1="7.153cm" svg:y1="0.97cm" svg:x2="7.153cm" svg:y2="1.325cm">
            <text:p/>
          </draw:line>
          <draw:line draw:style-name="gr21" draw:text-style-name="P2" draw:layer="layout" svg:x1="7.107cm" svg:y1="1.772cm" svg:x2="7.107cm" svg:y2="2.127cm">
            <text:p/>
          </draw:line>
          <draw:line draw:style-name="gr21" draw:text-style-name="P2" draw:layer="layout" svg:x1="5.906cm" svg:y1="1.083cm" svg:x2="5.906cm" svg:y2="1.31cm">
            <text:p/>
          </draw:line>
          <draw:line draw:style-name="gr21" draw:text-style-name="P2" draw:layer="layout" svg:x1="5.876cm" svg:y1="1.768cm" svg:x2="5.876cm" svg:y2="1.995cm">
            <text:p/>
          </draw:line>
          <draw:line draw:style-name="gr21" draw:text-style-name="P2" draw:layer="layout" svg:x1="7.153cm" svg:y1="1.325cm" svg:x2="5.875cm" svg:y2="1.772cm">
            <text:p/>
          </draw:line>
          <draw:line draw:style-name="gr21" draw:text-style-name="P2" draw:layer="layout" svg:x1="7.104cm" svg:y1="1.768cm" svg:x2="5.907cm" svg:y2="1.308cm">
            <text:p/>
          </draw:line>
        </draw:g>
        <draw:g>
          <draw:g>
            <draw:custom-shape draw:style-name="gr22" draw:text-style-name="P2" draw:layer="layout" svg:width="0.847cm" svg:height="1.482cm" svg:x="1.085cm" svg:y="1.058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2" draw:layer="layout" svg:x1="0.549cm" svg:y1="1.356cm" svg:x2="1.072cm" svg:y2="1.356cm">
              <text:p/>
            </draw:line>
            <draw:line draw:style-name="gr21" draw:text-style-name="P2" draw:layer="layout" svg:x1="0.55cm" svg:y1="2.263cm" svg:x2="1.073cm" svg:y2="2.263cm">
              <text:p/>
            </draw:line>
            <draw:line draw:style-name="gr21" draw:text-style-name="P2" draw:layer="layout" svg:x1="1.945cm" svg:y1="1.343cm" svg:x2="2.468cm" svg:y2="1.343cm">
              <text:p/>
            </draw:line>
            <draw:line draw:style-name="gr21" draw:text-style-name="P2" draw:layer="layout" svg:x1="1.946cm" svg:y1="2.242cm" svg:x2="2.469cm" svg:y2="2.242cm">
              <text:p/>
            </draw:line>
          </draw:g>
          <draw:line draw:style-name="gr21" draw:text-style-name="P2" draw:layer="layout" svg:x1="1.086cm" svg:y1="1.652cm" svg:x2="1.257cm" svg:y2="1.79cm">
            <text:p/>
          </draw:line>
          <draw:line draw:style-name="gr21" draw:text-style-name="P2" draw:layer="layout" svg:x1="1.081cm" svg:y1="1.934cm" svg:x2="1.252cm" svg:y2="1.796cm">
            <text:p/>
          </draw:line>
          <draw:line draw:style-name="gr21" draw:text-style-name="P2" draw:layer="layout" svg:x1="1.08cm" svg:y1="1.796cm" svg:x2="0.553cm" svg:y2="1.796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3T18:59:23</dc:date>
    <dc:creator>khalid khan</dc:creator>
    <meta:editing-duration>PT6H18M20S</meta:editing-duration>
    <meta:editing-cycles>28</meta:editing-cycles>
    <meta:generator>LibreOffice/3.4$Linux LibreOffice_project/340m1$Build-402</meta:generator>
    <meta:document-statistic meta:object-count="37"/>
  </office:meta>
</office:document-meta>
</file>